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0FB07DC400.png" manifest:media-type="image/png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1in" fo:margin-left="0.2424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1.5556in"/>
    </style:style>
    <style:style style:name="Table2.C" style:family="table-column">
      <style:table-column-properties style:column-width="0.9396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0.9618in"/>
    </style:style>
    <style:style style:name="Table2.F" style:family="table-column">
      <style:table-column-properties style:column-width="0.7597in"/>
    </style:style>
    <style:style style:name="Table2.A1" style:family="table-cell">
      <style:table-cell-properties fo:background-color="#eeeeee" fo:padding="0.0382in" fo:border="none">
        <style:background-image/>
      </style:table-cell-properties>
    </style:style>
    <style:style style:name="Table2.D1" style:family="table-cell">
      <style:table-cell-properties fo:background-color="#ff9900" fo:padding="0.0382in" fo:border="none">
        <style:background-image/>
      </style:table-cell-properties>
    </style:style>
    <style:style style:name="Table2.E1" style:family="table-cell">
      <style:table-cell-properties fo:background-color="#cccc99" fo:padding="0.0382in" fo:border="none">
        <style:background-image/>
      </style:table-cell-properties>
    </style:style>
    <style:style style:name="Table2.F1" style:family="table-cell">
      <style:table-cell-properties fo:background-color="#cfe7f5" fo:padding="0.0382in" fo:border="none">
        <style:background-image/>
      </style:table-cell-properties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background-color="transparent" fo:padding="0.0382in" fo:border="none">
        <style:background-image/>
      </style:table-cell-properties>
    </style:style>
    <style:style style:name="Table2.E2" style:family="table-cell">
      <style:table-cell-properties fo:padding="0.0382in" fo:border="none"/>
    </style:style>
    <style:style style:name="Table2.F2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F3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C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F4" style:family="table-cell">
      <style:table-cell-properties fo:padding="0.0382in" fo:border="none"/>
    </style:style>
    <style:style style:name="Table1" style:family="table">
      <style:table-properties style:width="6.691in" fo:margin-left="0.2424in" fo:margin-top="0.1in" fo:margin-bottom="0.1in" table:align="left"/>
    </style:style>
    <style:style style:name="Table1.A" style:family="table-column">
      <style:table-column-properties style:column-width="2.8799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1.87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9900" fo:padding="0.0403in" fo:border="none">
        <style:background-image/>
      </style:table-cell-properties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transparent" fo:padding="0.0403in" fo:border="none">
        <style:background-image/>
      </style:table-cell-properties>
    </style:style>
    <style:style style:name="Table5" style:family="table">
      <style:table-properties style:width="6.691in" fo:margin-left="0.2424in" fo:margin-top="0.1in" fo:margin-bottom="0.1in" table:align="left"/>
    </style:style>
    <style:style style:name="Table5.A" style:family="table-column">
      <style:table-column-properties style:column-width="6.691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cfe7f5" fo:padding="0.0403in" fo:border="none">
        <style:background-image/>
      </style:table-cell-properties>
    </style:style>
    <style:style style:name="Table5.A2" style:family="table-cell">
      <style:table-cell-properties fo:background-color="#eeeeee" fo:padding="0.0403in" fo:border="none">
        <style:background-image/>
      </style:table-cell-properties>
    </style:style>
    <style:style style:name="Table3" style:family="table">
      <style:table-properties style:width="6.691in" fo:margin-left="0.2424in" fo:margin-top="0.1in" fo:margin-bottom="0.1in" fo:break-before="page" table:align="left"/>
    </style:style>
    <style:style style:name="Table3.A" style:family="table-column">
      <style:table-column-properties style:column-width="2.8757in"/>
    </style:style>
    <style:style style:name="Table3.B" style:family="table-column">
      <style:table-column-properties style:column-width="1.9361in"/>
    </style:style>
    <style:style style:name="Table3.C" style:family="table-column">
      <style:table-column-properties style:column-width="1.8792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99" fo:padding="0.0403in" fo:border="none">
        <style:background-image/>
      </style:table-cell-properties>
    </style:style>
    <style:style style:name="Table3.A2" style:family="table-cell">
      <style:table-cell-properties fo:background-color="#eeeeee" fo:padding="0.0403in" fo:border="none">
        <style:background-image/>
      </style:table-cell-properties>
    </style:style>
    <style:style style:name="Table3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able_20_Contents">
      <style:text-properties fo:font-size="11pt" officeooo:rsid="006dc463" officeooo:paragraph-rsid="006dc463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6dc463" officeooo:paragraph-rsid="00a9cd84"/>
    </style:style>
    <style:style style:name="P6" style:family="paragraph" style:parent-style-name="Table_20_Contents">
      <style:text-properties fo:font-size="11pt" officeooo:rsid="006dc463" officeooo:paragraph-rsid="00d5da73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9" style:family="paragraph" style:parent-style-name="Table_20_Contents">
      <style:text-properties fo:font-size="11pt" officeooo:rsid="00a32936" officeooo:paragraph-rsid="00a32936"/>
    </style:style>
    <style:style style:name="P10" style:family="paragraph" style:parent-style-name="Table_20_Contents">
      <style:text-properties fo:font-size="11pt" officeooo:rsid="00a3ed55" officeooo:paragraph-rsid="00a3ed55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a3ed55" officeooo:paragraph-rsid="00a3ed55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a3ed55" officeooo:paragraph-rsid="00a3ed55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a4f8bf" officeooo:paragraph-rsid="00a4f8bf"/>
    </style:style>
    <style:style style:name="P14" style:family="paragraph" style:parent-style-name="Table_20_Contents">
      <style:text-properties fo:font-size="11pt" officeooo:rsid="00a5063f" officeooo:paragraph-rsid="00a5063f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a5063f" officeooo:paragraph-rsid="00a5063f"/>
    </style:style>
    <style:style style:name="P16" style:family="paragraph" style:parent-style-name="Table_20_Contents">
      <style:paragraph-properties fo:text-align="center" style:justify-single-word="false"/>
      <style:text-properties fo:font-size="11pt" officeooo:rsid="00a5063f" officeooo:paragraph-rsid="00a9cd84"/>
    </style:style>
    <style:style style:name="P17" style:family="paragraph" style:parent-style-name="Table_20_Contents">
      <style:text-properties fo:font-size="11pt" officeooo:rsid="00a9f124" officeooo:paragraph-rsid="00a9f124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a9f124" officeooo:paragraph-rsid="00a9f124"/>
    </style:style>
    <style:style style:name="P19" style:family="paragraph" style:parent-style-name="Table_20_Contents">
      <style:text-properties fo:font-size="11pt" officeooo:rsid="00a9f124" officeooo:paragraph-rsid="00d6eb0d"/>
    </style:style>
    <style:style style:name="P20" style:family="paragraph" style:parent-style-name="Table_20_Contents">
      <style:text-properties fo:font-size="11pt" officeooo:rsid="00bcf658" officeooo:paragraph-rsid="00bcf658"/>
    </style:style>
    <style:style style:name="P21" style:family="paragraph" style:parent-style-name="Table_20_Contents">
      <style:text-properties fo:font-size="11pt" officeooo:rsid="00bdfaf2" officeooo:paragraph-rsid="00bdfaf2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cd2bee" officeooo:paragraph-rsid="00cd2bee"/>
    </style:style>
    <style:style style:name="P23" style:family="paragraph" style:parent-style-name="Table_20_Contents">
      <style:text-properties fo:font-size="11pt" officeooo:rsid="00d44655" officeooo:paragraph-rsid="00d44655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d5da73" officeooo:paragraph-rsid="00d5da73"/>
    </style:style>
    <style:style style:name="P25" style:family="paragraph" style:parent-style-name="Table_20_Contents">
      <style:text-properties fo:font-size="11pt" officeooo:rsid="00d7bd41" officeooo:paragraph-rsid="00d7bd41"/>
    </style:style>
    <style:style style:name="P26" style:family="paragraph" style:parent-style-name="Table_20_Contents">
      <style:text-properties fo:font-size="9pt" officeooo:rsid="00a32936" officeooo:paragraph-rsid="00a32936" style:font-size-asian="9pt" style:font-size-complex="9pt"/>
    </style:style>
    <style:style style:name="P27" style:family="paragraph" style:parent-style-name="Table_20_Contents">
      <style:text-properties fo:font-size="9pt" officeooo:rsid="00a32936" officeooo:paragraph-rsid="00a3ed55" style:font-size-asian="9pt" style:font-size-complex="9pt"/>
    </style:style>
    <style:style style:name="P28" style:family="paragraph" style:parent-style-name="Table_20_Contents">
      <style:text-properties fo:font-size="9pt" officeooo:rsid="00a3ed55" officeooo:paragraph-rsid="00a3ed55" style:font-size-asian="9pt" style:font-size-complex="9pt"/>
    </style:style>
    <style:style style:name="P29" style:family="paragraph" style:parent-style-name="Table_20_Contents">
      <style:text-properties fo:font-size="9pt" officeooo:rsid="00a69c0a" officeooo:paragraph-rsid="00a69c0a" style:font-size-asian="9pt" style:font-size-complex="9pt"/>
    </style:style>
    <style:style style:name="P30" style:family="paragraph" style:parent-style-name="Table_20_Contents">
      <style:text-properties fo:font-size="9pt" officeooo:rsid="00d44655" officeooo:paragraph-rsid="00d44655" style:font-size-asian="9pt" style:font-size-complex="9pt"/>
    </style:style>
    <style:style style:name="P31" style:family="paragraph" style:parent-style-name="Table_20_Contents">
      <style:text-properties fo:color="#000000" fo:font-size="11pt" fo:font-weight="bold" officeooo:rsid="00a3ed55" officeooo:paragraph-rsid="00a3ed55" fo:background-color="transparent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fo:font-size="11pt" fo:font-weight="bold" officeooo:rsid="00a3ed55" officeooo:paragraph-rsid="00a9cd84" fo:background-color="transparent" style:font-weight-asian="bold" style:font-weight-complex="bold"/>
    </style:style>
    <style:style style:name="P33" style:family="paragraph" style:parent-style-name="Table_20_Contents">
      <style:text-properties fo:color="#000000" fo:font-size="11pt" fo:font-weight="bold" officeooo:rsid="00a3ed55" officeooo:paragraph-rsid="00b06254" fo:background-color="transparent" style:font-weight-asian="bold" style:font-weight-complex="bold"/>
    </style:style>
    <style:style style:name="P34" style:family="paragraph" style:parent-style-name="Table_20_Contents">
      <style:text-properties fo:color="#000000" fo:font-size="11pt" fo:font-weight="bold" officeooo:rsid="00a9cd84" officeooo:paragraph-rsid="00d6eb0d" fo:background-color="transparent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fo:font-size="11pt" fo:font-weight="bold" officeooo:rsid="00cd2bee" officeooo:paragraph-rsid="00cd2bee" fo:background-color="transparent" style:font-weight-asian="bold" style:font-weight-complex="bold"/>
    </style:style>
    <style:style style:name="P36" style:family="paragraph" style:parent-style-name="Text_20_body">
      <style:text-properties officeooo:rsid="00a32936" officeooo:paragraph-rsid="00a32936"/>
    </style:style>
    <style:style style:name="P37" style:family="paragraph" style:parent-style-name="Text_20_body">
      <style:text-properties officeooo:rsid="004c343a" officeooo:paragraph-rsid="00ab8681"/>
    </style:style>
    <style:style style:name="P38" style:family="paragraph" style:parent-style-name="Text_20_body">
      <style:text-properties officeooo:rsid="00ab8681" officeooo:paragraph-rsid="00ab8681"/>
    </style:style>
    <style:style style:name="P39" style:family="paragraph" style:parent-style-name="Text_20_body">
      <style:text-properties fo:font-size="7pt" officeooo:rsid="00a32936" officeooo:paragraph-rsid="00a32936" style:font-size-asian="6.09999990463257pt" style:font-size-complex="7pt"/>
    </style:style>
    <style:style style:name="P40" style:family="paragraph" style:parent-style-name="Text_20_body">
      <style:text-properties officeooo:paragraph-rsid="00cd199d"/>
    </style:style>
    <style:style style:name="P41" style:family="paragraph" style:parent-style-name="Table_20_Heading">
      <style:paragraph-properties fo:text-align="start" style:justify-single-word="false"/>
      <style:text-properties fo:font-size="11pt" officeooo:rsid="00a32936" officeooo:paragraph-rsid="00a32936"/>
    </style:style>
    <style:style style:name="P42" style:family="paragraph" style:parent-style-name="Table_20_Heading">
      <style:paragraph-properties fo:text-align="center" style:justify-single-word="false"/>
      <style:text-properties fo:font-size="11pt" officeooo:rsid="00a32936" officeooo:paragraph-rsid="00a32936"/>
    </style:style>
    <style:style style:name="P43" style:family="paragraph" style:parent-style-name="Endnote">
      <style:text-properties officeooo:rsid="00b34f89" officeooo:paragraph-rsid="00b34f89"/>
    </style:style>
    <style:style style:name="P44" style:family="paragraph" style:parent-style-name="Endnote">
      <style:text-properties officeooo:rsid="00b34f89" officeooo:paragraph-rsid="00c0c9bf"/>
    </style:style>
    <style:style style:name="P45" style:family="paragraph" style:parent-style-name="Endnote">
      <style:text-properties officeooo:rsid="00b34f89" officeooo:paragraph-rsid="00c26db2"/>
    </style:style>
    <style:style style:name="P46" style:family="paragraph" style:parent-style-name="Endnote">
      <style:text-properties officeooo:rsid="00b34f89" officeooo:paragraph-rsid="00c355a8"/>
    </style:style>
    <style:style style:name="P47" style:family="paragraph" style:parent-style-name="Endnote">
      <style:text-properties officeooo:paragraph-rsid="00cceaf8"/>
    </style:style>
    <style:style style:name="P48" style:family="paragraph" style:parent-style-name="Text_20_body">
      <style:paragraph-properties fo:margin-left="0.4925in" fo:margin-right="0in" fo:text-indent="0in" style:auto-text-indent="false"/>
      <style:text-properties fo:font-size="7pt" officeooo:rsid="006b0c9b" officeooo:paragraph-rsid="00d6eb0d" style:font-size-asian="6.09999990463257pt" style:font-size-complex="7pt"/>
    </style:style>
    <style:style style:name="P49" style:family="paragraph" style:parent-style-name="Text_20_body" style:list-style-name="L1">
      <style:text-properties officeooo:paragraph-rsid="00a205cf"/>
    </style:style>
    <style:style style:name="P50" style:family="paragraph" style:parent-style-name="Text_20_body" style:list-style-name="L1">
      <style:text-properties officeooo:rsid="00a205cf" officeooo:paragraph-rsid="00a205cf"/>
    </style:style>
    <style:style style:name="P51" style:family="paragraph" style:parent-style-name="Text_20_body" style:list-style-name="L2">
      <style:text-properties officeooo:rsid="005c5db9" officeooo:paragraph-rsid="00ab8681"/>
    </style:style>
    <style:style style:name="P52" style:family="paragraph" style:parent-style-name="Text_20_body" style:list-style-name="L2">
      <style:text-properties officeooo:rsid="00799267" officeooo:paragraph-rsid="00ab8681"/>
    </style:style>
    <style:style style:name="P53" style:family="paragraph" style:parent-style-name="Text_20_body" style:list-style-name="L3">
      <style:text-properties officeooo:rsid="00799267" officeooo:paragraph-rsid="00d1d4cf"/>
    </style:style>
    <style:style style:name="P54" style:family="paragraph" style:parent-style-name="Text_20_body" style:list-style-name="L3">
      <style:text-properties officeooo:rsid="00aaf791" officeooo:paragraph-rsid="00ab8681"/>
    </style:style>
    <style:style style:name="P55" style:family="paragraph" style:parent-style-name="Text_20_body" style:list-style-name="L3">
      <style:text-properties officeooo:rsid="00aaf791" officeooo:paragraph-rsid="00d0767b"/>
    </style:style>
    <style:style style:name="P56" style:family="paragraph" style:parent-style-name="Heading_20_1">
      <style:paragraph-properties fo:text-align="end" style:justify-single-word="false"/>
    </style:style>
    <style:style style:name="P57" style:family="paragraph" style:parent-style-name="Heading_20_1">
      <style:paragraph-properties fo:text-align="end" style:justify-single-word="false"/>
      <style:text-properties officeooo:paragraph-rsid="00ac99b6"/>
    </style:style>
    <style:style style:name="P58" style:family="paragraph" style:parent-style-name="Heading_20_1">
      <style:text-properties officeooo:rsid="00a2e586" officeooo:paragraph-rsid="00a2e586"/>
    </style:style>
    <style:style style:name="P59" style:family="paragraph" style:parent-style-name="Heading_20_1">
      <style:text-properties officeooo:rsid="00799267" officeooo:paragraph-rsid="00ab8681"/>
    </style:style>
    <style:style style:name="P60" style:family="paragraph" style:parent-style-name="Heading_20_1">
      <style:text-properties fo:color="#000000" officeooo:paragraph-rsid="00ab8681"/>
    </style:style>
    <style:style style:name="P61" style:family="paragraph" style:parent-style-name="Heading_20_1" style:master-page-name="First_20_Page">
      <style:paragraph-properties style:page-number="auto"/>
      <style:text-properties officeooo:paragraph-rsid="00749a64"/>
    </style:style>
    <style:style style:name="P62" style:family="paragraph" style:parent-style-name="Table_20_Contents">
      <style:text-properties fo:font-size="9pt" officeooo:rsid="00d82f99" officeooo:paragraph-rsid="00d82f99" style:font-size-asian="9pt" style:font-size-complex="9pt"/>
    </style:style>
    <style:style style:name="T1" style:family="text">
      <style:text-properties officeooo:rsid="00acda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ac99b6" style:font-weight-asian="normal" style:font-weight-complex="normal"/>
    </style:style>
    <style:style style:name="T4" style:family="text">
      <style:text-properties fo:font-weight="normal" officeooo:rsid="00a7f752" style:font-weight-asian="normal" style:font-weight-complex="normal"/>
    </style:style>
    <style:style style:name="T5" style:family="text">
      <style:text-properties fo:font-weight="normal" officeooo:rsid="00a205cf" style:font-weight-asian="normal" style:font-weight-complex="normal"/>
    </style:style>
    <style:style style:name="T6" style:family="text">
      <style:text-properties fo:font-weight="normal" officeooo:rsid="00b15604" style:font-weight-asian="normal" style:font-weight-complex="normal"/>
    </style:style>
    <style:style style:name="T7" style:family="text">
      <style:text-properties officeooo:rsid="003c9565"/>
    </style:style>
    <style:style style:name="T8" style:family="text">
      <style:text-properties officeooo:rsid="004c343a"/>
    </style:style>
    <style:style style:name="T9" style:family="text">
      <style:text-properties fo:color="#000000" officeooo:rsid="00265015"/>
    </style:style>
    <style:style style:name="T10" style:family="text">
      <style:text-properties fo:color="#000000" officeooo:rsid="007ceb21"/>
    </style:style>
    <style:style style:name="T11" style:family="text">
      <style:text-properties fo:color="#000000" officeooo:rsid="00a69c0a"/>
    </style:style>
    <style:style style:name="T12" style:family="text">
      <style:text-properties fo:color="#000000" officeooo:rsid="00c46599"/>
    </style:style>
    <style:style style:name="T13" style:family="text">
      <style:text-properties fo:color="#000000" officeooo:rsid="00c985a8"/>
    </style:style>
    <style:style style:name="T14" style:family="text">
      <style:text-properties fo:color="#000000" officeooo:rsid="00cd199d"/>
    </style:style>
    <style:style style:name="T15" style:family="text">
      <style:text-properties officeooo:rsid="005c5db9"/>
    </style:style>
    <style:style style:name="T16" style:family="text">
      <style:text-properties officeooo:rsid="006e097a"/>
    </style:style>
    <style:style style:name="T17" style:family="text">
      <style:text-properties officeooo:rsid="0077ec41"/>
    </style:style>
    <style:style style:name="T18" style:family="text">
      <style:text-properties officeooo:rsid="0080c191"/>
    </style:style>
    <style:style style:name="T19" style:family="text">
      <style:text-properties officeooo:rsid="00818ca4"/>
    </style:style>
    <style:style style:name="T20" style:family="text">
      <style:text-properties officeooo:rsid="008a9f0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7d176" style:font-weight-asian="bold" style:font-weight-complex="bold"/>
    </style:style>
    <style:style style:name="T23" style:family="text">
      <style:text-properties fo:font-weight="bold" officeooo:rsid="00a205cf" style:font-weight-asian="bold" style:font-weight-complex="bold"/>
    </style:style>
    <style:style style:name="T24" style:family="text">
      <style:text-properties officeooo:rsid="00a3ed55"/>
    </style:style>
    <style:style style:name="T25" style:family="text">
      <style:text-properties officeooo:rsid="00a4f8bf"/>
    </style:style>
    <style:style style:name="T26" style:family="text">
      <style:text-properties officeooo:rsid="00a69c0a"/>
    </style:style>
    <style:style style:name="T27" style:family="text">
      <style:text-properties officeooo:rsid="00a9cd84"/>
    </style:style>
    <style:style style:name="T28" style:family="text">
      <style:text-properties officeooo:rsid="00aa5dd6"/>
    </style:style>
    <style:style style:name="T29" style:family="text">
      <style:text-properties officeooo:rsid="00aaf791"/>
    </style:style>
    <style:style style:name="T30" style:family="text">
      <style:text-properties officeooo:rsid="00b06254"/>
    </style:style>
    <style:style style:name="T31" style:family="text">
      <style:text-properties officeooo:rsid="00b15604"/>
    </style:style>
    <style:style style:name="T32" style:family="text">
      <style:text-properties officeooo:rsid="00b34f89"/>
    </style:style>
    <style:style style:name="T33" style:family="text">
      <style:text-properties officeooo:rsid="00b53794"/>
    </style:style>
    <style:style style:name="T34" style:family="text">
      <style:text-properties officeooo:rsid="00b68f73"/>
    </style:style>
    <style:style style:name="T35" style:family="text">
      <style:text-properties officeooo:rsid="00b854f2"/>
    </style:style>
    <style:style style:name="T36" style:family="text">
      <style:text-properties officeooo:rsid="00bc027e"/>
    </style:style>
    <style:style style:name="T37" style:family="text">
      <style:text-properties officeooo:rsid="00bf8a0c"/>
    </style:style>
    <style:style style:name="T38" style:family="text">
      <style:text-properties officeooo:rsid="00c0c9bf"/>
    </style:style>
    <style:style style:name="T39" style:family="text">
      <style:text-properties officeooo:rsid="00c26db2"/>
    </style:style>
    <style:style style:name="T40" style:family="text">
      <style:text-properties officeooo:rsid="00c355a8"/>
    </style:style>
    <style:style style:name="T41" style:family="text">
      <style:text-properties officeooo:rsid="00cceaf8"/>
    </style:style>
    <style:style style:name="T42" style:family="text">
      <style:text-properties fo:color="#dd4814" officeooo:rsid="00893e6c"/>
    </style:style>
    <style:style style:name="T43" style:family="text">
      <style:text-properties officeooo:rsid="00cd2bee"/>
    </style:style>
    <style:style style:name="T44" style:family="text">
      <style:text-properties officeooo:rsid="00d1d4cf"/>
    </style:style>
    <style:style style:name="T45" style:family="text">
      <style:text-properties officeooo:rsid="00d317f5"/>
    </style:style>
    <style:style style:name="T46" style:family="text">
      <style:text-properties officeooo:rsid="00d3986f"/>
    </style:style>
    <style:style style:name="T47" style:family="text">
      <style:text-properties officeooo:rsid="00d44655"/>
    </style:style>
    <style:style style:name="T48" style:family="text">
      <style:text-properties officeooo:rsid="00d82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Benefits <text:span text:style-name="T7">of Membership</text:span></text:h>
      <text:list xml:id="list572800900001642067" text:style-name="L1">
        <text:list-item>
          <text:p text:style-name="P50"><text:span text:style-name="T21">Usage </text:span><text:span text:style-name="T22">l</text:span><text:span text:style-name="T21">icensing</text:span> for our member-owned Nexus cloud-based collaboration suite (including Nexus Web Meet and Nexus Advantage) <text:span text:style-name="T32">(</text:span><text:a xlink:type="simple" xlink:href="http://nexus.northbridgetech.org/demo"><text:span text:style-name="T32">Online Demo</text:span></text:a><text:span text:style-name="T32"><text:note text:id="ftn1" text:note-class="endnote"><text:note-citation>i</text:note-citation><text:note-body><text:p text:style-name="P43">Nexus Web Meet Demo: http://nexus.northbridgetech.org/demo</text:p></text:note-body></text:note></text:span><text:span text:style-name="T32">) (</text:span><text:a xlink:type="simple" xlink:href="http://northbridgetech.org/downloads/Member_Benefit_NexusWM.pdf"><text:span text:style-name="T32">Whitepaper</text:span></text:a><text:span text:style-name="T32"><text:note text:id="ftn2" text:note-class="endnote"><text:note-citation>ii</text:note-citation><text:note-body><text:p text:style-name="P44">Member Benefit: Nexus Web Meet: <text:span text:style-name="T38">http://northbridgetech.org/downloads/Member_Benefit_NexusWM.pdf</text:span></text:p></text:note-body></text:note></text:span><text:span text:style-name="T32">)</text:span></text:p>
        </text:list-item>
        <text:list-item>
          <text:p text:style-name="P50"><text:span text:style-name="T21">Expert, instructor-led training</text:span> to help you adopt the latest streaming collaboration technologies (for example, webinars and virtual conferencing) <text:span text:style-name="T31">(</text:span><text:a xlink:type="simple" xlink:href="http://northbridgetech.org/downloads/Member_Benefit_Training.pdf"><text:span text:style-name="T31">Whitepaper</text:span></text:a><text:span text:style-name="T31"><text:note text:id="ftn3" text:note-class="endnote"><text:note-citation>iii</text:note-citation><text:note-body><text:p text:style-name="P45">Member Benefit: Training: <text:span text:style-name="T39">http://northbridgetech.org/downloads/Member_Benefit_Training.pdf</text:span></text:p></text:note-body></text:note></text:span><text:span text:style-name="T31">)</text:span></text:p>
        </text:list-item>
        <text:list-item>
          <text:p text:style-name="P49"><text:span text:style-name="T23">Caucus participation</text:span><text:span text:style-name="T5">, a structured way for you to participate in the advancement of technologies developed specifically </text:span><text:span text:style-name="T4">by and </text:span><text:span text:style-name="T5">for the social justice community </text:span><text:span text:style-name="T6">(</text:span><text:a xlink:type="simple" xlink:href="http://northbridgetech.org/downloads/Member_Benefit_Caucus.pdf"><text:span text:style-name="T6">Whitepaper</text:span></text:a><text:span text:style-name="T6"><text:note text:id="ftn4" text:note-class="endnote"><text:note-citation>iv</text:note-citation><text:note-body><text:p text:style-name="P46">Member Benefit: Caucuses: <text:span text:style-name="T40">http://northbridgetech.org/downloads/Member_Benefit_Caucus.pdf</text:span></text:p></text:note-body></text:note></text:span><text:span text:style-name="T6">)</text:span></text:p>
        </text:list-item>
      </text:list>
      <text:h text:style-name="P58" text:outline-level="1">Benefit Levels</text:h>
      <text:p text:style-name="P36">Northbridge Technology Alliance currently offers t<text:span text:style-name="T48">hree</text:span> membership levels, <text:span text:style-name="T24">structured by Team. Organizational memberships will be forthcoming in 2017.</text:span></text:p>
      <text:p text:style-name="P3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1">Level</text:p>
            </table:table-cell>
            <table:table-cell table:style-name="Table2.A1" office:value-type="string">
              <text:p text:style-name="P42">Great For</text:p>
            </table:table-cell>
            <table:table-cell table:style-name="Table2.A1" office:value-type="string">
              <text:p text:style-name="P42">Annual Dues</text:p>
            </table:table-cell>
            <table:table-cell table:style-name="Table2.D1" office:value-type="string">
              <text:p text:style-name="P42">Nexus <text:span text:style-name="T24">Web Meet</text:span></text:p>
            </table:table-cell>
            <table:table-cell table:style-name="Table2.E1" office:value-type="string">
              <text:p text:style-name="P42">Training</text:p>
            </table:table-cell>
            <table:table-cell table:style-name="Table2.F1" office:value-type="string">
              <text:p text:style-name="P42">Caucus</text:p>
            </table:table-cell>
          </table:table-row>
        </table:table-header-rows>
        <table:table-row>
          <table:table-cell table:style-name="Table2.A1" office:value-type="string">
            <text:p text:style-name="P23">Community</text:p>
            <text:p text:style-name="P25">Member</text:p>
          </table:table-cell>
          <table:table-cell table:style-name="Table2.B3" office:value-type="string">
            <text:p text:style-name="P23">Individuals</text:p>
          </table:table-cell>
          <table:table-cell table:style-name="Table2.C3" office:value-type="string">
            <text:p text:style-name="P62">$0 USD</text:p>
          </table:table-cell>
          <table:table-cell table:style-name="Table2.D2" office:value-type="string">
            <text:p text:style-name="P30">Not included</text:p>
          </table:table-cell>
          <table:table-cell table:style-name="Table2.E3" office:value-type="string">
            <text:p text:style-name="P30">Single Course: Introduction to Virtual Collaboration</text:p>
          </table:table-cell>
          <table:table-cell table:style-name="Table2.F3" office:value-type="string">
            <text:p text:style-name="P30">Track 2</text:p>
          </table:table-cell>
        </table:table-row>
        <table:table-row>
          <table:table-cell table:style-name="Table2.A1" office:value-type="string">
            <text:p text:style-name="P9">Activist</text:p>
          </table:table-cell>
          <table:table-cell table:style-name="Table2.B3" office:value-type="string">
            <text:p text:style-name="P9"><text:span text:style-name="T35">Volunteer</text:span> teams, <text:span text:style-name="T35">leadership teams,</text:span> smaller committees or task forces</text:p>
          </table:table-cell>
          <table:table-cell table:style-name="Table2.C3" office:value-type="string">
            <text:p text:style-name="P26">$120 USD</text:p>
          </table:table-cell>
          <table:table-cell table:style-name="Table2.D2" office:value-type="string">
            <text:p text:style-name="P29">Standard Feature Set, <text:span text:style-name="T33">incl.</text:span></text:p>
            <text:p text:style-name="P27"><text:s text:c="5"/>3 Admins</text:p>
            <text:p text:style-name="P27"><text:s text:c="5"/>3 Guest Passes</text:p>
            <text:p text:style-name="P27"><text:s text:c="5"/><text:span text:style-name="T26">unlimtd minutes</text:span></text:p>
          </table:table-cell>
          <table:table-cell table:style-name="Table2.E3" office:value-type="string">
            <text:p text:style-name="P26">Standard <text:span text:style-name="T47">Curriculum</text:span></text:p>
          </table:table-cell>
          <table:table-cell table:style-name="Table2.F3" office:value-type="string">
            <text:p text:style-name="P26">Track 1</text:p>
          </table:table-cell>
        </table:table-row>
        <table:table-row>
          <table:table-cell table:style-name="Table2.A1" office:value-type="string">
            <text:p text:style-name="P9">Director</text:p>
          </table:table-cell>
          <table:table-cell table:style-name="Table2.B4" office:value-type="string">
            <text:p text:style-name="P9">Boards of Directors, larger committees, <text:span text:style-name="T46">teams</text:span> and community organizing groups</text:p>
          </table:table-cell>
          <table:table-cell table:style-name="Table2.C4" office:value-type="string">
            <text:p text:style-name="P26">$2<text:span text:style-name="T34">00</text:span> USD</text:p>
          </table:table-cell>
          <table:table-cell table:style-name="Table2.D2" office:value-type="string">
            <text:p text:style-name="P29">Extended Feature Set, <text:span text:style-name="T33">incl.</text:span></text:p>
            <text:p text:style-name="P27"><text:s text:c="5"/><text:span text:style-name="T43">10</text:span> Admins</text:p>
            <text:p text:style-name="P27"><text:s text:c="5"/><text:span text:style-name="T43">10</text:span> Guest Passes</text:p>
            <text:p text:style-name="P27"><text:s text:c="5"/><text:span text:style-name="T26">unlimtd minutes</text:span></text:p>
          </table:table-cell>
          <table:table-cell table:style-name="Table2.E4" office:value-type="string">
            <text:p text:style-name="P26">Extended <text:span text:style-name="T47">Curriculum</text:span></text:p>
          </table:table-cell>
          <table:table-cell table:style-name="Table2.F4" office:value-type="string">
            <text:p text:style-name="P28">Tracks 1 &amp; 2</text:p>
          </table:table-cell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31">Nexus Web Meet Feature Sets</text:p>
            </table:table-cell>
            <table:table-cell table:style-name="Table1.A1" office:value-type="string">
              <text:p text:style-name="P35">Activist</text:p>
            </table:table-cell>
            <table:table-cell table:style-name="Table1.A1" office:value-type="string">
              <text:p text:style-name="P35">Directo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6"><text:span text:style-name="T16">Interactive r</text:span>oom seats <text:span text:style-name="T25">(total)</text:span></text:p>
          </table:table-cell>
          <table:table-cell table:style-name="Table1.B2" office:value-type="string">
            <text:p text:style-name="P24">6</text:p>
          </table:table-cell>
          <table:table-cell table:style-name="Table1.B2" office:value-type="string">
            <text:p text:style-name="P24">20</text:p>
          </table:table-cell>
        </table:table-row>
        <table:table-row table:style-name="Table1.1">
          <table:table-cell table:style-name="Table1.A2" office:value-type="string">
            <text:p text:style-name="P14">Room administrators</text:p>
          </table:table-cell>
          <table:table-cell table:style-name="Table1.B2" office:value-type="string">
            <text:p text:style-name="P15">3</text:p>
          </table:table-cell>
          <table:table-cell table:style-name="Table1.B2" office:value-type="string">
            <text:p text:style-name="P15">10</text:p>
          </table:table-cell>
        </table:table-row>
        <table:table-row table:style-name="Table1.1">
          <table:table-cell table:style-name="Table1.A2" office:value-type="string">
            <text:p text:style-name="P3"><text:span text:style-name="T19">M</text:span>eeting <text:span text:style-name="T47">M</text:span>inutes</text:p>
          </table:table-cell>
          <table:table-cell table:style-name="Table1.B2" office:value-type="string">
            <text:p text:style-name="P4">Unlimited</text:p>
          </table:table-cell>
          <table:table-cell table:style-name="Table1.B2" office:value-type="string">
            <text:p text:style-name="P4"><text:span text:style-name="T18">U</text:span>nlimited</text:p>
          </table:table-cell>
        </table:table-row>
        <table:table-row table:style-name="Table1.1">
          <table:table-cell table:style-name="Table1.A2" office:value-type="string">
            <text:p text:style-name="P20">On-demand <text:span text:style-name="T47">M</text:span>eetings</text:p>
          </table:table-cell>
          <table:table-cell table:style-name="Table1.B2" office:value-type="string">
            <text:p text:style-name="P15"><draw:frame draw:style-name="fr2" draw:name="Image34" text:anchor-type="paragraph" svg:width="0.1665in" svg:height="0.1563in" draw:z-index="17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5"><draw:frame draw:style-name="fr2" draw:name="Image35" text:anchor-type="paragraph" svg:width="0.1665in" svg:height="0.1563in" draw:z-index="1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4">Permanent <text:span text:style-name="T47">R</text:span>oom <text:span text:style-name="T47">L</text:span>ink</text:p>
          </table:table-cell>
          <table:table-cell table:style-name="Table1.B2" office:value-type="string">
            <text:p text:style-name="P15"><draw:frame draw:style-name="fr2" draw:name="Image6" text:anchor-type="paragraph" svg:width="0.1665in" svg:height="0.1563in" draw:z-index="1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5"><draw:frame draw:style-name="fr2" draw:name="Image13" text:anchor-type="paragraph" svg:width="0.1665in" svg:height="0.1563in" draw:z-index="1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Multiple <text:span text:style-name="T47">R</text:span>oom <text:span text:style-name="T47">H</text:span>osts</text:p>
          </table:table-cell>
          <table:table-cell table:style-name="Table1.B2" office:value-type="string">
            <text:p text:style-name="P13"><draw:frame draw:style-name="fr2" draw:name="Image38" text:anchor-type="paragraph" svg:width="0.1665in" svg:height="0.1563in" draw:z-index="2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8"><draw:frame draw:style-name="fr2" draw:name="Image39" text:anchor-type="paragraph" svg:width="0.1665in" svg:height="0.1563in" draw:z-index="2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All-way <text:span text:style-name="T47">V</text:span>ideo <text:span text:style-name="T47">C</text:span>ams</text:p>
          </table:table-cell>
          <table:table-cell table:style-name="Table1.B2" office:value-type="string">
            <text:p text:style-name="P13"><draw:frame draw:style-name="fr1" draw:name="Image7" text:anchor-type="paragraph" svg:x="0.8445in" svg:y="0in" svg:width="0.1665in" svg:height="0.1563in" draw:z-index="25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8"><draw:frame draw:style-name="fr2" draw:name="Image14" text:anchor-type="paragraph" svg:width="0.1665in" svg:height="0.1563in" draw:z-index="23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VOIP <text:span text:style-name="T47">A</text:span>udio</text:p>
          </table:table-cell>
          <table:table-cell table:style-name="Table1.B2" office:value-type="string">
            <text:p text:style-name="P11"><draw:frame draw:style-name="fr2" draw:name="Image8" text:anchor-type="paragraph" svg:width="0.1665in" svg:height="0.1563in" draw:z-index="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11"><draw:frame draw:style-name="fr2" draw:name="Image15" text:anchor-type="paragraph" svg:width="0.1665in" svg:height="0.1563in" draw:z-index="5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Real-time <text:span text:style-name="T47">D</text:span>esktop <text:span text:style-name="T47">D</text:span>haring</text:p>
          </table:table-cell>
          <table:table-cell table:style-name="Table1.B2" office:value-type="string">
            <text:p text:style-name="P7"><draw:frame draw:style-name="fr2" draw:name="Image41" text:anchor-type="paragraph" svg:width="0.1665in" svg:height="0.1563in" draw:z-index="3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42" text:anchor-type="paragraph" svg:width="0.1665in" svg:height="0.1563in" draw:z-index="3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Public/Private In-meeting Chat</text:p>
          </table:table-cell>
          <table:table-cell table:style-name="Table1.B2" office:value-type="string">
            <text:p text:style-name="P7"><draw:frame draw:style-name="fr2" draw:name="Image9" text:anchor-type="paragraph" svg:width="0.1665in" svg:height="0.1563in" draw:z-index="29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7"><draw:frame draw:style-name="fr2" draw:name="Image16" text:anchor-type="paragraph" svg:width="0.1665in" svg:height="0.1563in" draw:z-index="30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3"><text:span text:style-name="T16">Non-commercial (a</text:span>d-free<text:span text:style-name="T20">)</text:span></text:p>
          </table:table-cell>
          <table:table-cell table:style-name="Table1.B2" office:value-type="string">
            <text:p text:style-name="P4"><draw:frame draw:style-name="fr2" draw:name="Image10" text:anchor-type="paragraph" svg:width="0.1665in" svg:height="0.1563in" draw:z-index="2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7" text:anchor-type="paragraph" svg:width="0.1665in" svg:height="0.1563in" draw:z-index="6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Interactive <text:span text:style-name="T47">W</text:span>hiteboard</text:p>
          </table:table-cell>
          <table:table-cell table:style-name="Table1.B2" office:value-type="string">
            <text:p text:style-name="P11"><draw:frame draw:style-name="fr2" draw:name="Image11" text:anchor-type="paragraph" svg:width="0.1665in" svg:height="0.1563in" draw:z-index="3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8" text:anchor-type="paragraph" svg:width="0.1665in" svg:height="0.1563in" draw:z-index="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Presentation Display</text:p>
          </table:table-cell>
          <table:table-cell table:style-name="Table1.B2" office:value-type="string">
            <text:p text:style-name="P11"><draw:frame draw:style-name="fr2" draw:name="Image12" text:anchor-type="paragraph" svg:width="0.1665in" svg:height="0.1563in" draw:z-index="4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19" text:anchor-type="paragraph" svg:width="0.1665in" svg:height="0.1563in" draw:z-index="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0">Room Display Customization</text:p>
          </table:table-cell>
          <table:table-cell table:style-name="Table1.B2" office:value-type="string">
            <text:p text:style-name="P11"><draw:frame draw:style-name="fr2" draw:name="Image36" text:anchor-type="paragraph" svg:width="0.1665in" svg:height="0.1563in" draw:z-index="21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37" text:anchor-type="paragraph" svg:width="0.1665in" svg:height="0.1563in" draw:z-index="22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No <text:span text:style-name="T47">p</text:span>roprietary <text:span text:style-name="T47">d</text:span>ownload (<text:span text:style-name="T30">great for</text:span> older equipment)</text:p>
          </table:table-cell>
          <table:table-cell table:style-name="Table1.B2" office:value-type="string">
            <text:p text:style-name="P11"><draw:frame draw:style-name="fr2" draw:name="Image20" text:anchor-type="paragraph" svg:width="0.1665in" svg:height="0.1563in" draw:z-index="19"><draw:image xlink:href="Pictures/10000201000000100000000FB07DC400.png" xlink:type="simple" xlink:show="embed" xlink:actuate="onLoad"/></draw:frame></text:p>
          </table:table-cell>
          <table:table-cell table:style-name="Table1.B2" office:value-type="string">
            <text:p text:style-name="P4"><draw:frame draw:style-name="fr2" draw:name="Image21" text:anchor-type="paragraph" svg:width="0.1665in" svg:height="0.1563in" draw:z-index="20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21">In-meeting poll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22"><draw:frame draw:style-name="fr2" draw:name="Image40" text:anchor-type="paragraph" svg:width="0.1665in" svg:height="0.1563in" draw:z-index="28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Recording and Playback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2" text:anchor-type="paragraph" svg:width="0.1665in" svg:height="0.1563in" draw:z-index="27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Attendance Repor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3" text:anchor-type="paragraph" svg:width="0.1665in" svg:height="0.1563in" draw:z-index="9"><draw:image xlink:href="Pictures/10000201000000100000000FB07DC40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10">Skype-integrated (audio)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4"><draw:frame draw:style-name="fr2" draw:name="Image24" text:anchor-type="paragraph" svg:width="0.1665in" svg:height="0.1563in" draw:z-index="10"><draw:image xlink:href="Pictures/10000201000000100000000FB07DC400.png" xlink:type="simple" xlink:show="embed" xlink:actuate="onLoad"/></draw:frame></text:p>
          </table:table-cell>
        </table:table-row>
      </table:table>
      <text:p text:style-name="P48"/>
      <table:table table:name="Table5" table:style-name="Table5">
        <table:table-column table:style-name="Table5.A"/>
        <table:table-header-rows>
          <table:table-row table:style-name="Table5.1">
            <table:table-cell table:style-name="Table5.A1" office:value-type="string">
              <text:p text:style-name="P34">Caucus Tracks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9">Track 1 – <text:span text:style-name="T28">Focused on improving the member-owned Nexus software suite.</text:span></text:p>
          </table:table-cell>
        </table:table-row>
        <table:table-row table:style-name="Table5.1">
          <table:table-cell table:style-name="Table5.A2" office:value-type="string">
            <text:p text:style-name="P19">Track 2 – Focused on innovating new solutions for your community.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33"><text:span text:style-name="T27">Training</text:span> <text:span text:style-name="T36">Packages</text:span></text:p>
            </table:table-cell>
            <table:table-cell table:style-name="Table3.A1" office:value-type="string">
              <text:p text:style-name="P32">Standard</text:p>
            </table:table-cell>
            <table:table-cell table:style-name="Table3.A1" office:value-type="string">
              <text:p text:style-name="P32">Extended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7">Introduction to Virtual Collaboratio<text:span text:style-name="T30">n</text:span></text:p>
          </table:table-cell>
          <table:table-cell table:style-name="Table3.B2" office:value-type="string">
            <text:p text:style-name="P18"><draw:frame draw:style-name="fr3" draw:name="Image29" text:anchor-type="paragraph" svg:width="0.1665in" svg:height="0.1563in" draw:z-index="33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8"><draw:frame draw:style-name="fr3" draw:name="Image25" text:anchor-type="paragraph" svg:width="0.1665in" svg:height="0.1563in" draw:z-index="34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Leading a Meeting with Nexus Web Meet</text:p>
          </table:table-cell>
          <table:table-cell table:style-name="Table3.B2" office:value-type="string">
            <text:p text:style-name="P18"><draw:frame draw:style-name="fr2" draw:name="Image30" text:anchor-type="paragraph" svg:width="0.1665in" svg:height="0.1563in" draw:z-index="35"><draw:image xlink:href="Pictures/10000201000000100000000FB07DC400.png" xlink:type="simple" xlink:show="embed" xlink:actuate="onLoad"/></draw:frame></text:p>
          </table:table-cell>
          <table:table-cell table:style-name="Table3.B2" office:value-type="string">
            <text:p text:style-name="P11"><draw:frame draw:style-name="fr2" draw:name="Image26" text:anchor-type="paragraph" svg:width="0.1665in" svg:height="0.1563in" draw:z-index="36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Advanced Virtual Collaboration</text:p>
          </table:table-cell>
          <table:table-cell table:style-name="Table3.B2" office:value-type="string">
            <text:p text:style-name="P5"/>
          </table:table-cell>
          <table:table-cell table:style-name="Table3.B2" office:value-type="string">
            <text:p text:style-name="P7"><draw:frame draw:style-name="fr2" draw:name="Image27" text:anchor-type="paragraph" svg:width="0.1665in" svg:height="0.1563in" draw:z-index="37"><draw:image xlink:href="Pictures/10000201000000100000000FB07DC400.png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17">Leading a Webinar with Nexus Web Meet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4"><draw:frame draw:style-name="fr2" draw:name="Image28" text:anchor-type="paragraph" svg:width="0.1665in" svg:height="0.1563in" draw:z-index="38"><draw:image xlink:href="Pictures/10000201000000100000000FB07DC400.png" xlink:type="simple" xlink:show="embed" xlink:actuate="onLoad"/></draw:frame></text:p>
          </table:table-cell>
        </table:table-row>
      </table:table>
      <text:h text:style-name="P59" text:outline-level="1"/>
      <text:h text:style-name="P59" text:outline-level="1">Who Is Eligible for Membership?</text:h>
      <text:p text:style-name="P37">In order to <text:span text:style-name="T17">become a Northbridge member and </text:span>qualify for th<text:span text:style-name="T15">e member services that Northbridge provides, a collaborative team or individual </text:span>must:</text:p>
      <text:list xml:id="list3714239418162087589" text:style-name="L2">
        <text:list-item>
          <text:p text:style-name="P51">Demonstrate that their activities are directed toward <text:span text:style-name="T29">one of the service areas that Northbridge supports, which are broadly focused on </text:span>social justice and community building;</text:p>
        </text:list-item>
        <text:list-item>
          <text:p text:style-name="P52">Demonstrate that they are</text:p>
        </text:list-item>
      </text:list>
      <text:list xml:id="list5854230751452746332" text:style-name="L3">
        <text:list-item>
          <text:p text:style-name="P54">a community-organized initiative with a budget of less then $10,001 USD, or</text:p>
        </text:list-item>
        <text:list-item>
          <text:p text:style-name="P53"><text:span text:style-name="T29">s</text:span>upported by, fiscally sponsored by, or acting under the <text:span text:style-name="T37">direct </text:span>supervision of a <text:span text:style-name="T44">qualifying charitable corporate structure, or</text:span></text:p>
        </text:list-item>
        <text:list-item>
          <text:p text:style-name="P55">a tax exempt or otherwise regulated charitable corporation, governed according to the applicable laws of th country of origin.</text:p>
        </text:list-item>
      </text:list>
      <text:p text:style-name="P38">We accept members from around the world. The nonprofit/charity regulation procedures vary <text:span text:style-name="T45">internationally</text:span> so the above guidelines are adapted, with best judgment, to the country of origin of member applicants.</text:p>
      <text:p text:style-name="P38">Cross-organizational initiatives are welcome and encouraged! These initiatives should select just one of their sponsoring organizations to represent their work. </text:p>
      <text:h text:style-name="P60" text:outline-level="1"/>
      <text:h text:style-name="P60" text:outline-level="1">How Do I <text:span text:style-name="T8">Apply For Membership?</text:span></text:h>
      <text:p text:style-name="P40"><text:span text:style-name="T11">Check your eligibility </text:span><text:span text:style-name="T12">an</text:span><text:span text:style-name="T13">d </text:span><text:span text:style-name="T14">apply for </text:span><text:a xlink:type="simple" xlink:href="http://northbridgetech.org/index.php?view=apply"><text:span text:style-name="T42">Membership</text:span></text:a><text:span text:style-name="T13"><text:note text:id="ftn5" text:note-class="endnote"><text:note-citation>v</text:note-citation><text:note-body><text:p text:style-name="P47"><text:span text:style-name="T41">Membership Application: </text:span>http://northbridgetech.org?view=apply</text:p></text:note-body></text:note></text:span><text:span text:style-name="T13"> </text:span><text:span text:style-name="T9">at the Northbridge Technology Alliance we</text:span><text:span text:style-name="T10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ad3dfb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P3" style:family="paragraph" style:parent-style-name="Heading_20_1">
      <style:paragraph-properties fo:text-align="end" style:justify-single-word="false"/>
    </style:style>
    <style:style style:name="MP4" style:family="paragraph" style:parent-style-name="Heading_20_1">
      <style:paragraph-properties fo:text-align="end" style:justify-single-word="false"/>
      <style:text-properties officeooo:paragraph-rsid="00ac99b6"/>
    </style:style>
    <style:style style:name="MT1" style:family="text">
      <style:text-properties officeooo:rsid="00acda05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ac99b6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svg:height="1.0402in" fo:margin-left="0in" fo:margin-right="0in" fo:margin-bottom="1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1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2"><draw:image xlink:href="Pictures/1000000000001194000004C73426D040.jpg" xlink:type="simple" xlink:show="embed" xlink:actuate="onLoad"/></draw:frame></text:p>
      </style:header-first>
      <style:footer>
        <text:p text:style-name="MP1"><draw:frame draw:style-name="Mfr1" draw:name="Image2" text:anchor-type="paragraph" svg:x="0.0681in" svg:y="-0.0374in" svg:width="0.3075in" svg:height="0.3075in" draw:z-index="13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3</text:page-number> / <text:page-count>4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14"><draw:image xlink:href="Pictures/10000000000000C8000000C829C29D22.jpg" xlink:type="simple" xlink:show="embed" xlink:actuate="onLoad"/></draw:frame><text:span text:style-name="MT1">Membership: Summary of Benefits</text:span> <text:s text:c="3"/><text:page-number text:select-page="current">2</text:page-number> / <text:page-count>4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h text:style-name="MP3" text:outline-level="1"><draw:frame draw:style-name="Mfr1" draw:name="Image3" text:anchor-type="paragraph" svg:x="0.1146in" svg:y="0.1398in" svg:width="3.8929in" svg:height="1.1862in" draw:z-index="0"><draw:image xlink:href="Pictures/100000000000119400000576DA8B4D44.jpg" xlink:type="simple" xlink:show="embed" xlink:actuate="onLoad"/></draw:frame></text:h>
        <text:h text:style-name="MP3" text:outline-level="1">Membership</text:h>
        <text:h text:style-name="MP4" text:outline-level="1"><text:span text:style-name="MT2">Summary of Benefit</text:span><text:span text:style-name="MT3">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14H19M24S</meta:editing-duration>
    <meta:editing-cycles>104</meta:editing-cycles>
    <meta:generator>LibreOffice/4.2.8.2$Linux_X86_64 LibreOffice_project/420m0$Build-2</meta:generator>
    <dc:title>nta_whitepaper</dc:title>
    <dc:date>2016-10-11T20:35:01.864171274</dc:date>
    <meta:document-statistic meta:table-count="4" meta:image-count="39" meta:object-count="0" meta:page-count="4" meta:paragraph-count="95" meta:word-count="502" meta:character-count="3750" meta:non-whitespace-character-count="3312"/>
    <meta:template xlink:type="simple" xlink:actuate="onRequest" xlink:title="nta_whitepaper" xlink:href="../../../../../../../.config/libreoffice/4/user/template/nta_whitepaper.ott" meta:date="2015-03-19T12:52:24.899371170"/>
  </office:meta>
</office:document-meta>
</file>